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/>
    <style:font-face style:name="DejaVu Sans Mono" svg:font-family="'DejaVu Sans Mono'" style:font-adornments="Bold" style:font-family-generic="swiss" style:font-pitch="fixed"/>
    <style:font-face style:name="Albany AMT" svg:font-family="'Albany AMT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URW Gothic L1" svg:font-family="'URW Gothic L'" style:font-adornments="Book" style:font-family-generic="swiss" style:font-pitch="variable"/>
    <style:font-face style:name="URW Gothic L" svg:font-family="'URW Gothic L'" style:font-adornments="Demi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Tabla1" style:family="table">
      <style:table-properties style:width="6.6889in" table:align="left"/>
    </style:style>
    <style:style style:name="Tabla1.A" style:family="table-column">
      <style:table-column-properties style:column-width="0.2549in"/>
    </style:style>
    <style:style style:name="Tabla1.B" style:family="table-column">
      <style:table-column-properties style:column-width="6.434in"/>
    </style:style>
    <style:style style:name="Tabla1.A1" style:family="table-cell">
      <style:table-cell-properties fo:background-color="#00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a1.B1" style:family="table-cell">
      <style:table-cell-properties fo:padding="0.0382in" fo:border="0.0007in solid #000000"/>
    </style:style>
    <style:style style:name="Table3" style:family="table">
      <style:table-properties style:width="6.6889in" table:align="left"/>
    </style:style>
    <style:style style:name="Table3.A" style:family="table-column">
      <style:table-column-properties style:column-width="0.2549in"/>
    </style:style>
    <style:style style:name="Table3.B" style:family="table-column">
      <style:table-column-properties style:column-width="6.434in"/>
    </style:style>
    <style:style style:name="Table3.A1" style:family="table-cell">
      <style:table-cell-properties fo:background-color="#00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padding="0.0382in" fo:border="0.0007in solid #000000"/>
    </style:style>
    <style:style style:name="Table1" style:family="table">
      <style:table-properties style:width="6.6889in" table:align="left"/>
    </style:style>
    <style:style style:name="Table1.A" style:family="table-column">
      <style:table-column-properties style:column-width="0.2451in"/>
    </style:style>
    <style:style style:name="Table1.B" style:family="table-column">
      <style:table-column-properties style:column-width="6.4438in"/>
    </style:style>
    <style:style style:name="Table1.A1" style:family="table-cell">
      <style:table-cell-properties fo:background-color="#00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="0.0007in solid #000000"/>
    </style:style>
    <style:style style:name="Table4" style:family="table">
      <style:table-properties style:width="6.6889in" table:align="left"/>
    </style:style>
    <style:style style:name="Table4.A" style:family="table-column">
      <style:table-column-properties style:column-width="0.2451in"/>
    </style:style>
    <style:style style:name="Table4.B" style:family="table-column">
      <style:table-column-properties style:column-width="6.4438in"/>
    </style:style>
    <style:style style:name="Table4.A1" style:family="table-cell">
      <style:table-cell-properties fo:background-color="#00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a2" style:family="table">
      <style:table-properties style:width="6.6889in" table:align="left"/>
    </style:style>
    <style:style style:name="Tabla2.A" style:family="table-column">
      <style:table-column-properties style:column-width="0.2451in"/>
    </style:style>
    <style:style style:name="Tabla2.B" style:family="table-column">
      <style:table-column-properties style:column-width="6.4438in"/>
    </style:style>
    <style:style style:name="Tabla2.A1" style:family="table-cell">
      <style:table-cell-properties fo:background-color="#00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a2.B1" style:family="table-cell">
      <style:table-cell-properties fo:padding="0.0382in" fo:border="0.0007in solid #000000"/>
    </style:style>
    <style:style style:name="Table5" style:family="table">
      <style:table-properties style:width="6.6889in" table:align="left"/>
    </style:style>
    <style:style style:name="Table5.A" style:family="table-column">
      <style:table-column-properties style:column-width="0.2451in"/>
    </style:style>
    <style:style style:name="Table5.B" style:family="table-column">
      <style:table-column-properties style:column-width="6.4438in"/>
    </style:style>
    <style:style style:name="Table5.A1" style:family="table-cell">
      <style:table-cell-properties fo:background-color="#000000" fo:padding="0.0382in" fo:border-left="0.0007in solid #000000" fo:border-right="none" fo:border-top="0.0007in solid #000000" fo:border-bottom="none">
        <style:background-image/>
      </style:table-cell-properties>
    </style:style>
    <style:style style:name="Table5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6" style:family="table">
      <style:table-properties style:width="6.6889in" table:align="left"/>
    </style:style>
    <style:style style:name="Table6.A" style:family="table-column">
      <style:table-column-properties style:column-width="0.2451in"/>
    </style:style>
    <style:style style:name="Table6.B" style:family="table-column">
      <style:table-column-properties style:column-width="6.4438in"/>
    </style:style>
    <style:style style:name="Table6.A1" style:family="table-cell">
      <style:table-cell-properties fo:background-color="#00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padding="0.0382in" fo:border="0.0007in solid #000000"/>
    </style:style>
    <style:style style:name="Tabla3" style:family="table">
      <style:table-properties style:width="6.6889in" table:align="left"/>
    </style:style>
    <style:style style:name="Tabla3.A" style:family="table-column">
      <style:table-column-properties style:column-width="0.2451in"/>
    </style:style>
    <style:style style:name="Tabla3.B" style:family="table-column">
      <style:table-column-properties style:column-width="6.4438in"/>
    </style:style>
    <style:style style:name="Tabla3.A1" style:family="table-cell">
      <style:table-cell-properties fo:background-color="#00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a3.B1" style:family="table-cell">
      <style:table-cell-properties fo:padding="0.0382in" fo:border="0.0007in solid #000000"/>
    </style:style>
    <style:style style:name="Table7" style:family="table">
      <style:table-properties style:width="6.6889in" table:align="left"/>
    </style:style>
    <style:style style:name="Table7.A" style:family="table-column">
      <style:table-column-properties style:column-width="0.2451in"/>
    </style:style>
    <style:style style:name="Table7.B" style:family="table-column">
      <style:table-column-properties style:column-width="6.4438in"/>
    </style:style>
    <style:style style:name="Table7.A1" style:family="table-cell">
      <style:table-cell-properties fo:background-color="#00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padding="0.0382in" fo:border="0.0007in solid #000000"/>
    </style:style>
    <style:style style:name="Table2" style:family="table">
      <style:table-properties style:width="6.6889in" table:align="left"/>
    </style:style>
    <style:style style:name="Table2.A" style:family="table-column">
      <style:table-column-properties style:column-width="0.2451in"/>
    </style:style>
    <style:style style:name="Table2.B" style:family="table-column">
      <style:table-column-properties style:column-width="6.4438in"/>
    </style:style>
    <style:style style:name="Table2.A1" style:family="table-cell">
      <style:table-cell-properties fo:background-color="#00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1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Heading_20_3">
      <style:text-properties fo:font-weight="bold" style:font-weight-asian="bold" style:font-weight-complex="bold"/>
    </style:style>
    <style:style style:name="P15" style:family="paragraph" style:parent-style-name="Heading_20_3">
      <style:paragraph-properties fo:background-color="#c0c0c0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Heading_20_3">
      <style:paragraph-properties fo:text-align="justify" style:justify-single-word="false" fo:background-color="#c0c0c0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Sistemas Operativos </text:h>
      <text:h text:style-name="P13" text:outline-level="1">Practica de laboratorio #1 </text:h>
      <text:p text:style-name="P1">Módulos de kernel </text:p>
      <text:p text:style-name="P1">Daniel Ochoa</text:p>
      <text:p text:style-name="P1">dochoa@fiec.espol.edu.ec </text:p>
      <text:h text:style-name="P14" text:outline-level="3">Objetivos: </text:h>
      <text:list xml:id="list920236341" text:style-name="L1">
        <text:list-item>
          <text:p text:style-name="P10">Demostrar la naturaleza modular del kernel de linux</text:p>
        </text:list-item>
        <text:list-item>
          <text:p text:style-name="P10">Practicar como crear y cargar módulos</text:p>
        </text:list-item>
        <text:list-item>
          <text:p text:style-name="P10">Extraer información de las estructuras del kernel</text:p>
        </text:list-item>
      </text:list>
      <text:h text:style-name="P14" text:outline-level="3">Requerimientos: </text:h>
      <text:list xml:id="list1346707081" text:style-name="L2">
        <text:list-item>
          <text:p text:style-name="P11">Un computador con GNU/Linux. </text:p>
        </text:list-item>
        <text:list-item>
          <text:p text:style-name="P11">Versión de Kernel: al menos 2.6.24 </text:p>
        </text:list-item>
        <text:list-item>
          <text:p text:style-name="P11">Haber instalado el fuente del kernel y los headers del kernel</text:p>
        </text:list-item>
      </text:list>
      <text:p text:style-name="Standard"/>
      <text:h text:style-name="P15" text:outline-level="3">Preparación</text:h>
      <text:p text:style-name="P2">A fin de poder crear módulos de kernel es importante que su computadora tenga una copia del código fuente del kernel de linux y los archivos de cabecera necesarios. Verifique la carpeta /usr/src y busque las carpetas correspondientes a su kernel dentro debería haber un sub-directorio llamado include. Si no, puede los archivos necesarios así</text:p>
      <text:p text:style-name="P2"/>
      <text:p text:style-name="P6">$ sudo -i</text:p>
      <text:section text:style-name="Sect1" text:name="crayon-51958488cfcc0-3">
        <text:p text:style-name="P5">$ apt-get install module-assistant</text:p>
      </text:section>
      <text:section text:style-name="Sect1" text:name="crayon-51958488cfcc0-4">
        <text:p text:style-name="P5">$ m-a prepare</text:p>
      </text:section>
      <text:p text:style-name="P2"/>
      <text:p text:style-name="P6">$sudo apt-get install build-essential linux-headers-$(uname -r)</text:p>
      <text:p text:style-name="P2"/>
      <text:p text:style-name="P2">Una vez que todo se haya instalado, abra <text:span text:style-name="T1">dos</text:span> consolas y luego ejecute en cada una</text:p>
      <text:p text:style-name="P2"/>
      <text:p text:style-name="P6">$sudo su</text:p>
      <text:p text:style-name="P2"/>
      <text:p text:style-name="P2">para trabajar el resto de la práctica como <text:span text:style-name="T1">super-usuario</text:span></text:p>
      <text:h text:style-name="P15" text:outline-level="3">Actividad No 1: Hello kernel </text:h>
      <text:p text:style-name="P2">Descomprima la carpeta Prob1 dentro encontrará un archivo en C, identifique:</text:p>
      <text:p text:style-name="P2"/>
      <text:p text:style-name="P2">El nombre de la función que se ejecuta al cargar el módulo en la memoria del kernel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A</text:p>
          </table:table-cell>
          <table:table-cell table:style-name="Tabla1.B1" office:value-type="string">
            <text:p text:style-name="Table_20_Contents"/>
          </table:table-cell>
        </table:table-row>
      </table:table>
      <text:p text:style-name="P2"/>
      <text:p text:style-name="P2">El nombre de la función que se ejecuta al descargar el módulo de la memoria del kernel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B</text:p>
          </table:table-cell>
          <table:table-cell table:style-name="Table3.B1" office:value-type="string">
            <text:p text:style-name="Table_20_Contents"/>
          </table:table-cell>
        </table:table-row>
      </table:table>
      <text:h text:style-name="P15" text:outline-level="3">Actividad No 2: Compilando un módulo</text:h>
      <text:p text:style-name="P2">En la misma carpeta hay un archivo con el nombre Makefile, explique para que sirven las instrucciones contenidas en este archivo? </text:p>
      <text:p text:style-name="P2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C</text:p>
          </table:table-cell>
          <table:table-cell table:style-name="Table1.B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Ahora ejecute <text:span text:style-name="T3">make, </text:span><text:span text:style-name="T5">que archivos se generaron?, lístelos abajo:</text:span>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D</text:p>
          </table:table-cell>
          <table:table-cell table:style-name="Table4.B1" office:value-type="string">
            <text:p text:style-name="Table_20_Contents"/>
          </table:table-cell>
        </table:table-row>
      </table:table>
      <text:p text:style-name="Standard"/>
      <text:p text:style-name="P4">¿Cuál de todos es el módulo de kernel?</text:p>
      <text:p text:style-name="Standard"/>
      <table:table table:name="Tabla2" table:style-name="Tabla2">
        <table:table-column table:style-name="Tabla2.A"/>
        <table:table-column table:style-name="Tabla2.B"/>
        <text:soft-page-break/>
        <table:table-row>
          <table:table-cell table:style-name="Tabla2.A1" office:value-type="string">
            <text:p text:style-name="P9">E</text:p>
          </table:table-cell>
          <table:table-cell table:style-name="Tabla2.B1" office:value-type="string">
            <text:p text:style-name="Table_20_Contents"/>
          </table:table-cell>
        </table:table-row>
      </table:table>
      <text:p text:style-name="Standard"/>
      <text:h text:style-name="P15" text:outline-level="3">Actividad No 3: Cargando un modulo en el kernel space</text:h>
      <text:p text:style-name="P2">Los módulos se cargan usando el comando <text:span text:style-name="T1">insmod</text:span> <text:span text:style-name="T2">module_file</text:span> y se descargan usando el comando <text:span text:style-name="T1">rmmod</text:span><text:span text:style-name="T4"> module_name. </text:span><text:span text:style-name="T5">Primero, cargue el módulo, obtuvo alguna salida en pantalla?</text:span>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F</text:p>
          </table:table-cell>
          <table:table-cell table:style-name="Table5.B1" office:value-type="string">
            <text:p text:style-name="Table_20_Contents"/>
          </table:table-cell>
        </table:table-row>
      </table:table>
      <text:p text:style-name="P2"/>
      <text:p text:style-name="P2">Luego descargue el módulo, <text:span text:style-name="T5">obtuvo alguna salida en pantalla?</text:span></text:p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G</text:p>
          </table:table-cell>
          <table:table-cell table:style-name="Table6.B1" office:value-type="string">
            <text:p text:style-name="Table_20_Contents"/>
          </table:table-cell>
        </table:table-row>
      </table:table>
      <text:p text:style-name="Standard"/>
      <text:p text:style-name="P2">En la segunda consola ejecute el comando dmesg. ¿Qué mensaje(s) se presenta?</text:p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I</text:p>
          </table:table-cell>
          <table:table-cell table:style-name="Tabla3.B1" office:value-type="string">
            <text:p text:style-name="Table_20_Contents"/>
          </table:table-cell>
        </table:table-row>
      </table:table>
      <text:p text:style-name="Standard"/>
      <text:p text:style-name="Standard">Repita la actividad, pero antes de descargar ejecute <text:span text:style-name="T1">lsmod</text:span> para verificar que su modulo está en memoria de kernel, después de F y G ejecute en la segunda consola <text:span text:style-name="T1">dmesg</text:span>. Por que los mensajes no aparecen en la consola donde se carga el modulo de kernel?</text:p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J</text:p>
          </table:table-cell>
          <table:table-cell table:style-name="Table7.B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h text:style-name="P15" text:outline-level="3">Actividad No 4: Revisando las estructuras del kernel</text:h>
      <text:p text:style-name="P2">Descomprima la carpeta Prob2 dentro encontrará un archivo en C. Puede a simple vista deducir que hace este módulo? <text:s text:c="2"/>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K</text:p>
          </table:table-cell>
          <table:table-cell table:style-name="Table2.B1" office:value-type="string">
            <text:p text:style-name="Table_20_Contents"/>
          </table:table-cell>
        </table:table-row>
      </table:table>
      <text:p text:style-name="P7"/>
      <text:p text:style-name="P8">Compílelo, cárguelo y vea que información genera. </text:p>
      <text:h text:style-name="P16" text:outline-level="3">Actividad No 5: Revisando las estructuras del kernel (no es parte de la tarea)</text:h>
      <text:p text:style-name="P3">Modifique el archivo en C para que calcule el número de procesos en el sistema y lo imprima cada segundo. Estudie la estructura task para conocer que otra información puede extraer del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/>
    <style:font-face style:name="DejaVu Sans Mono" svg:font-family="'DejaVu Sans Mono'" style:font-adornments="Bold" style:font-family-generic="swiss" style:font-pitch="fixed"/>
    <style:font-face style:name="Albany AMT" svg:font-family="'Albany AMT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URW Gothic L1" svg:font-family="'URW Gothic L'" style:font-adornments="Book" style:font-family-generic="swiss" style:font-pitch="variable"/>
    <style:font-face style:name="URW Gothic L" svg:font-family="'URW Gothic L'" style:font-adornments="Demi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C" style:letter-kerning="true" style:font-name-asian="Albany AMT1" style:font-size-asian="10.5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 New Roman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/>
      <style:text-properties style:font-name="URW Gothic L" fo:font-size="14pt" fo:font-weight="6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DejaVu Sans Mono" fo:font-size="10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URW Gothic L1" fo:font-size="11pt" fo:font-weight="350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Donoso</meta:initial-creator>
    <meta:creation-date>2011-10-31T15:45:15</meta:creation-date>
    <dc:date>2013-05-17T19:51:36</dc:date>
    <meta:editing-duration>PT3H4M38S</meta:editing-duration>
    <meta:editing-cycles>24</meta:editing-cycles>
    <meta:generator>LibreOffice/3.3$Linux LibreOffice_project/330m19$Build-8</meta:generator>
    <dc:creator>Daniel Ochoa</dc:creator>
    <meta:document-statistic meta:table-count="10" meta:image-count="0" meta:object-count="0" meta:page-count="2" meta:paragraph-count="51" meta:word-count="449" meta:character-count="2667"/>
    <meta:user-defined meta:name="Info 1"/>
    <meta:user-defined meta:name="Info 2"/>
    <meta:user-defined meta:name="Info 3"/>
    <meta:user-defined meta:name="Info 4"/>
  </office:meta>
</office:document-meta>
</file>